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bil-Malti / Malt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bil</text:span><text:span text:style-name="T3">-</text:span><text:span text:style-name="T4">Mal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5">English</text:span></text:p>
          </table:table-cell>
          <table:table-cell table:style-name="Table2.A1" office:value-type="string">
            <text:p text:style-name="Table_20_Contents"><text:span text:style-name="T6">bil</text:span><text:span text:style-name="T7">-</text:span><text:span text:style-name="T8">Mal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9">English</text:span></text:p>
          </table:table-cell>
          <table:table-cell table:style-name="Table3.A1" office:value-type="string">
            <text:p text:style-name="Table_20_Contents"><text:span text:style-name="T10">bil</text:span><text:span text:style-name="T11">-</text:span><text:span text:style-name="T12">Mal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3">English</text:span></text:p>
          </table:table-cell>
          <table:table-cell table:style-name="Table4.A1" office:value-type="string">
            <text:p text:style-name="Table_20_Contents"><text:span text:style-name="T14">bil</text:span><text:span text:style-name="T15">-</text:span><text:span text:style-name="T16">Mal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7">English</text:span></text:p>
          </table:table-cell>
          <table:table-cell table:style-name="Table5.A1" office:value-type="string">
            <text:p text:style-name="Table_20_Contents"><text:span text:style-name="T18">bil</text:span><text:span text:style-name="T19">-</text:span><text:span text:style-name="T20">Mal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